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freesans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8354in" style:rel-column-width="8177*"/>
    </style:style>
    <style:style style:name="Table2.B" style:family="table-column">
      <style:table-column-properties style:column-width="2.1028in" style:rel-column-width="20582*"/>
    </style:style>
    <style:style style:name="Table2.C" style:family="table-column">
      <style:table-column-properties style:column-width="1.6229in" style:rel-column-width="15885*"/>
    </style:style>
    <style:style style:name="Table2.D" style:family="table-column">
      <style:table-column-properties style:column-width="0.9993in" style:rel-column-width="9781*"/>
    </style:style>
    <style:style style:name="Table2.E" style:family="table-column">
      <style:table-column-properties style:column-width="1.1347in" style:rel-column-width="11110*"/>
    </style:style>
    <style:style style:name="Table2.A1" style:family="table-cell">
      <style:table-cell-properties fo:padding="0.0382in" fo:border="0.05pt solid #666666"/>
    </style:style>
    <style:style style:name="Table2.A2" style:family="table-cell">
      <style:table-cell-properties fo:padding="0.0382in" fo:border-left="0.05pt solid #666666" fo:border-right="none" fo:border-top="none" fo:border-bottom="0.05pt solid #666666"/>
    </style:style>
    <style:style style:name="Table2.E2" style:family="table-cell">
      <style:table-cell-properties fo:padding="0.0382in" fo:border-left="0.05pt solid #666666" fo:border-right="0.05pt solid #666666" fo:border-top="none" fo:border-bottom="0.05pt solid #666666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9389in" style:rel-column-width="2792*"/>
    </style:style>
    <style:style style:name="Table4.B" style:family="table-column">
      <style:table-column-properties style:column-width="3.3174in" style:rel-column-width="4777*"/>
    </style:style>
    <style:style style:name="Table4.C" style:family="table-column">
      <style:table-column-properties style:column-width="0.7438in" style:rel-column-width="1071*"/>
    </style:style>
    <style:style style:name="Table4.D" style:family="table-column">
      <style:table-column-properties style:column-width="0.6951in" style:rel-column-width="1001*"/>
    </style:style>
    <style:style style:name="Table4.1" style:family="table-row">
      <style:table-row-properties style:min-row-height="0.256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2" style:family="table-row">
      <style:table-row-properties style:min-row-height="0.2313in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9389in" style:rel-column-width="2792*"/>
    </style:style>
    <style:style style:name="Table5.B" style:family="table-column">
      <style:table-column-properties style:column-width="3.3174in" style:rel-column-width="4777*"/>
    </style:style>
    <style:style style:name="Table5.C" style:family="table-column">
      <style:table-column-properties style:column-width="0.7438in" style:rel-column-width="1071*"/>
    </style:style>
    <style:style style:name="Table5.D" style:family="table-column">
      <style:table-column-properties style:column-width="0.6951in" style:rel-column-width="1001*"/>
    </style:style>
    <style:style style:name="Table5.1" style:family="table-row">
      <style:table-row-properties style:min-row-height="0.256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2" style:family="table-row">
      <style:table-row-properties style:min-row-height="0.2313in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9389in" style:rel-column-width="2792*"/>
    </style:style>
    <style:style style:name="Table6.B" style:family="table-column">
      <style:table-column-properties style:column-width="3.3174in" style:rel-column-width="4777*"/>
    </style:style>
    <style:style style:name="Table6.C" style:family="table-column">
      <style:table-column-properties style:column-width="0.7438in" style:rel-column-width="1071*"/>
    </style:style>
    <style:style style:name="Table6.D" style:family="table-column">
      <style:table-column-properties style:column-width="0.6951in" style:rel-column-width="1001*"/>
    </style:style>
    <style:style style:name="Table6.1" style:family="table-row">
      <style:table-row-properties style:min-row-height="0.256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2" style:family="table-row">
      <style:table-row-properties style:min-row-height="0.2313in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9389in" style:rel-column-width="2792*"/>
    </style:style>
    <style:style style:name="Table7.B" style:family="table-column">
      <style:table-column-properties style:column-width="3.3174in" style:rel-column-width="4777*"/>
    </style:style>
    <style:style style:name="Table7.C" style:family="table-column">
      <style:table-column-properties style:column-width="0.7438in" style:rel-column-width="1071*"/>
    </style:style>
    <style:style style:name="Table7.D" style:family="table-column">
      <style:table-column-properties style:column-width="0.6951in" style:rel-column-width="1001*"/>
    </style:style>
    <style:style style:name="Table7.1" style:family="table-row">
      <style:table-row-properties style:min-row-height="0.256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2" style:family="table-row">
      <style:table-row-properties style:min-row-height="0.2313in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1.9389in" style:rel-column-width="2792*"/>
    </style:style>
    <style:style style:name="Table8.B" style:family="table-column">
      <style:table-column-properties style:column-width="3.3174in" style:rel-column-width="4777*"/>
    </style:style>
    <style:style style:name="Table8.C" style:family="table-column">
      <style:table-column-properties style:column-width="0.7438in" style:rel-column-width="1071*"/>
    </style:style>
    <style:style style:name="Table8.D" style:family="table-column">
      <style:table-column-properties style:column-width="0.6951in" style:rel-column-width="1001*"/>
    </style:style>
    <style:style style:name="Table8.1" style:family="table-row">
      <style:table-row-properties style:min-row-height="0.256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2313in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7d1f5" officeooo:paragraph-rsid="0007d1f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7386f" officeooo:paragraph-rsid="0007386f"/>
    </style:style>
    <style:style style:name="P4" style:family="paragraph" style:parent-style-name="Table_20_Contents">
      <style:text-properties officeooo:rsid="0007386f" officeooo:paragraph-rsid="0007386f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officeooo:rsid="0007386f" officeooo:paragraph-rsid="0007386f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07386f" officeooo:paragraph-rsid="0007386f" style:font-weight-asian="bold" style:font-weight-complex="bold"/>
    </style:style>
    <style:style style:name="P9" style:family="paragraph" style:parent-style-name="Table_20_Contents">
      <style:text-properties fo:font-weight="bold" officeooo:rsid="000ab729" officeooo:paragraph-rsid="000ab72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ab729" officeooo:paragraph-rsid="000ab729" style:font-weight-asian="bold" style:font-weight-complex="bold"/>
    </style:style>
    <style:style style:name="P11" style:family="paragraph" style:parent-style-name="Table_20_Contents">
      <style:text-properties fo:font-weight="bold" officeooo:rsid="000ced25" officeooo:paragraph-rsid="000ced25" style:font-weight-asian="bold" style:font-weight-complex="bold"/>
    </style:style>
    <style:style style:name="P12" style:family="paragraph" style:parent-style-name="Table_20_Contents">
      <style:text-properties fo:font-weight="bold" officeooo:rsid="000e960f" officeooo:paragraph-rsid="000e960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47fdf" officeooo:paragraph-rsid="00147fd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21e7b" officeooo:paragraph-rsid="00121e7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33feb" officeooo:paragraph-rsid="00133fe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bold" officeooo:rsid="0007d1f5" officeooo:paragraph-rsid="0007d1f5" style:font-size-asian="13pt" style:font-weight-asian="bold" style:font-size-complex="13pt" style:font-weight-complex="bold"/>
    </style:style>
    <style:style style:name="P17" style:family="paragraph" style:parent-style-name="Header">
      <style:text-properties officeooo:rsid="0007386f" officeooo:paragraph-rsid="0007386f"/>
    </style:style>
    <style:style style:name="P18" style:family="paragraph" style:parent-style-name="Text_20_body">
      <style:text-properties officeooo:paragraph-rsid="0007d1f5"/>
    </style:style>
    <style:style style:name="P19" style:family="paragraph" style:parent-style-name="Text_20_body">
      <style:text-properties officeooo:rsid="0007d1f5" officeooo:paragraph-rsid="0007d1f5"/>
    </style:style>
    <style:style style:name="P20" style:family="paragraph" style:parent-style-name="Preformatted_20_Text">
      <loext:graphic-properties draw:fill="solid" draw:fill-color="#2c2c2c" draw:opacity="100%"/>
      <style:paragraph-properties fo:margin-top="0in" fo:margin-bottom="0in" loext:contextual-spacing="false" fo:line-height="145%" fo:background-color="#2c2c2c" fo:padding="0in" fo:border="none"/>
    </style:style>
    <style:style style:name="P21" style:family="paragraph" style:parent-style-name="Preformatted_20_Text">
      <loext:graphic-properties draw:fill="solid" draw:fill-color="#2c2c2c" draw:opacity="100%"/>
      <style:paragraph-properties fo:margin-left="0in" fo:margin-right="0in" fo:margin-top="0in" fo:margin-bottom="0in" loext:contextual-spacing="false" fo:line-height="145%" fo:text-indent="0in" style:auto-text-indent="false" fo:background-color="#2c2c2c" fo:padding="0in" fo:border="none"/>
    </style:style>
    <style:style style:name="P22" style:family="paragraph" style:parent-style-name="Standard">
      <style:text-properties officeooo:rsid="0007386f" officeooo:paragraph-rsid="0007386f"/>
    </style:style>
    <style:style style:name="P23" style:family="paragraph" style:parent-style-name="Heading_20_2">
      <style:text-properties officeooo:rsid="001c88e2" officeooo:paragraph-rsid="001c88e2"/>
    </style:style>
    <style:style style:name="P24" style:family="paragraph" style:parent-style-name="Text_20_body">
      <style:text-properties officeooo:rsid="001c88e2" officeooo:paragraph-rsid="001c88e2"/>
    </style:style>
    <style:style style:name="P25" style:family="paragraph" style:parent-style-name="Text_20_body">
      <style:text-properties officeooo:paragraph-rsid="001c88e2"/>
    </style:style>
    <style:style style:name="P26" style:family="paragraph" style:parent-style-name="Text_20_body" style:list-style-name="L1">
      <style:paragraph-properties fo:margin-top="0in" fo:margin-bottom="0.1953in" loext:contextual-spacing="false" fo:line-height="100%" fo:padding="0in" fo:border="none"/>
    </style:style>
    <style:style style:name="P27" style:family="paragraph" style:parent-style-name="Text_20_body" style:list-style-name="L1">
      <style:paragraph-properties fo:margin-top="0in" fo:margin-bottom="0in" loext:contextual-spacing="false" fo:line-height="100%" fo:padding="0in" fo:border="none"/>
      <style:text-properties fo:font-variant="normal" fo:text-transform="none" fo:color="#a52a2a" style:font-name="Helvetica" fo:font-size="10pt" fo:letter-spacing="normal" fo:font-style="normal" fo:font-weight="normal" style:font-size-asian="10pt" style:font-size-complex="10pt"/>
    </style:style>
    <style:style style:name="P28" style:family="paragraph" style:parent-style-name="Text_20_body" style:list-style-name="L1">
      <style:paragraph-properties fo:margin-top="0in" fo:margin-bottom="0in" loext:contextual-spacing="false" fo:line-height="100%" fo:padding="0in" fo:border="none"/>
    </style:style>
    <style:style style:name="P29" style:family="paragraph" style:parent-style-name="Table_20_Contents">
      <style:text-properties fo:font-style="italic" fo:font-weight="bold" officeooo:rsid="000ab729" officeooo:paragraph-rsid="000ab729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0187e6f" officeooo:paragraph-rsid="00187e6f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00d771a" officeooo:paragraph-rsid="000d771a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font-style="italic" fo:font-weight="bold" officeooo:rsid="000ced25" officeooo:paragraph-rsid="000ced25" style:font-style-asian="italic" style:font-weight-asian="bold" style:font-style-complex="italic" style:font-weight-complex="bold"/>
    </style:style>
    <style:style style:name="P33" style:family="paragraph" style:parent-style-name="Table_20_Contents">
      <style:text-properties fo:font-style="italic" fo:font-weight="bold" officeooo:rsid="00121e7b" officeooo:paragraph-rsid="00121e7b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text-properties fo:font-weight="bold" officeooo:rsid="00133feb" officeooo:paragraph-rsid="00133feb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acff2" officeooo:paragraph-rsid="001acff2" style:font-weight-asian="bold" style:font-weight-complex="bold"/>
    </style:style>
    <style:style style:name="P37" style:family="paragraph" style:parent-style-name="Table_20_Contents">
      <style:text-properties officeooo:rsid="00161e94" officeooo:paragraph-rsid="00161e94"/>
    </style:style>
    <style:style style:name="P38" style:family="paragraph" style:parent-style-name="Table_20_Contents">
      <style:text-properties officeooo:rsid="00187e6f" officeooo:paragraph-rsid="00187e6f"/>
    </style:style>
    <style:style style:name="P39" style:family="paragraph" style:parent-style-name="Table_20_Contents">
      <style:paragraph-properties fo:text-align="start" style:justify-single-word="false"/>
      <style:text-properties fo:color="#999999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999999" fo:font-style="italic" fo:font-weight="bold" officeooo:rsid="001c74b7" officeooo:paragraph-rsid="001c74b7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999999" fo:font-style="italic" fo:font-weight="bold" officeooo:rsid="00147fdf" officeooo:paragraph-rsid="00147fdf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999999" fo:font-style="italic" fo:font-weight="bold" officeooo:rsid="00121e7b" officeooo:paragraph-rsid="00121e7b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officeooo:rsid="001c88e2" officeooo:paragraph-rsid="001c88e2"/>
    </style:style>
    <style:style style:name="P44" style:family="paragraph" style:parent-style-name="Table_20_Contents">
      <style:paragraph-properties fo:text-align="end" style:justify-single-word="false"/>
      <style:text-properties officeooo:rsid="001c88e2" officeooo:paragraph-rsid="001c88e2"/>
    </style:style>
    <style:style style:name="P45" style:family="paragraph" style:parent-style-name="Table_20_Contents">
      <loext:graphic-properties draw:fill="solid" draw:fill-color="#b2b2b2" draw:opacity="100%"/>
      <style:paragraph-properties fo:background-color="#b2b2b2"/>
    </style:style>
    <style:style style:name="P46" style:family="paragraph" style:parent-style-name="Table_20_Contents">
      <loext:graphic-properties draw:fill="solid" draw:fill-color="#b2b2b2" draw:opacity="100%"/>
      <style:paragraph-properties fo:background-color="#b2b2b2"/>
      <style:text-properties officeooo:paragraph-rsid="001c88e2"/>
    </style:style>
    <style:style style:name="P47" style:family="paragraph" style:parent-style-name="Heading_20_1">
      <style:text-properties officeooo:rsid="0007d1f5" officeooo:paragraph-rsid="0007d1f5"/>
    </style:style>
    <style:style style:name="P48" style:family="paragraph" style:parent-style-name="Heading_20_1" style:list-style-name=""/>
    <style:style style:name="P49" style:family="paragraph" style:parent-style-name="Heading_20_1">
      <style:paragraph-properties fo:break-before="page"/>
    </style:style>
    <style:style style:name="P50" style:family="paragraph" style:parent-style-name="Footer" style:master-page-name="">
      <loext:graphic-properties draw:fill="none"/>
      <style:paragraph-properties fo:margin-left="-0.5618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officeooo:rsid="0007cfa5" officeooo:paragraph-rsid="0007cfa5"/>
    </style:style>
    <style:style style:name="P51" style:family="paragraph" style:parent-style-name="Quotations">
      <style:paragraph-properties fo:margin-left="0in" fo:margin-right="0.3937in" fo:text-indent="0in" style:auto-text-indent="false"/>
    </style:style>
    <style:style style:name="P52" style:family="paragraph" style:parent-style-name="Quotations">
      <style:paragraph-properties fo:margin-left="0in" fo:margin-right="0.3937in" fo:text-indent="0in" style:auto-text-indent="false"/>
      <style:text-properties officeooo:rsid="001c88e2" officeooo:paragraph-rsid="001c88e2"/>
    </style:style>
    <style:style style:name="P53" style:family="paragraph" style:parent-style-name="Quotations">
      <style:paragraph-properties fo:margin-left="0in" fo:margin-right="0.3937in" fo:text-indent="0in" style:auto-text-indent="false"/>
      <style:text-properties officeooo:paragraph-rsid="001c88e2"/>
    </style:style>
    <style:style style:name="P54" style:family="paragraph" style:parent-style-name="Heading_20_4">
      <style:text-properties officeooo:paragraph-rsid="001c88e2"/>
    </style:style>
    <style:style style:name="T1" style:family="text">
      <style:text-properties officeooo:rsid="0007386f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a52a2a" style:font-name="Helvetica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a52a2a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dddddd" style:font-name="Consolas" fo:font-size="11.3999996185303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dddddd" fo:letter-spacing="normal" fo:background-color="transparent" loext:char-shading-value="0" loext:padding="0in" loext:border="none"/>
    </style:style>
    <style:style style:name="T7" style:family="text">
      <style:text-properties officeooo:rsid="0007cfa5"/>
    </style:style>
    <style:style style:name="T8" style:family="text">
      <style:text-properties officeooo:rsid="000d771a"/>
    </style:style>
    <style:style style:name="T9" style:family="text">
      <style:text-properties officeooo:rsid="00161e94"/>
    </style:style>
    <style:style style:name="T10" style:family="text">
      <style:text-properties officeooo:rsid="001743e7"/>
    </style:style>
    <style:style style:name="T11" style:family="text">
      <style:text-properties officeooo:rsid="00187e6f"/>
    </style:style>
    <style:style style:name="T12" style:family="text">
      <style:text-properties officeooo:rsid="001acff2"/>
    </style:style>
    <style:style style:name="T13" style:family="text">
      <style:text-properties officeooo:rsid="001c74b7"/>
    </style:style>
    <style:style style:name="T14" style:family="text">
      <style:text-properties officeooo:rsid="001c88e2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<text:span text:style-name="T7">SUBJECTS</text:span></text:h>
      <text:list xml:id="list1129607610" text:style-name="L1">
        <text:list-item>
          <text:p text:style-name="P26"><text:span text:style-name="Strong_20_Emphasis"><text:span text:style-name="T3">Task #1: some git operations</text:span></text:span></text:p>
          <text:list>
            <text:list-item>
              <text:p text:style-name="P27">please see task01.pdf</text:p>
            </text:list-item>
          </text:list>
        </text:list-item>
        <text:list-item>
          <text:p text:style-name="P26"><text:span text:style-name="Strong_20_Emphasis"><text:span text:style-name="T3">Task #2: CI 101 -manual CI</text:span></text:span></text:p>
          <text:list>
            <text:list-item>
              <text:p text:style-name="P28"><text:span text:style-name="T4">Sub-task 2.1: </text:span><text:span text:style-name="Strong_20_Emphasis"><text:span text:style-name="T3">maven based build</text:span></text:span></text:p>
              <text:list>
                <text:list-item>
                  <text:p text:style-name="P27">desc: we will perform step by step a maven build (for java\scala applications)</text:p>
                </text:list-item>
                <text:list-item>
                  <text:p text:style-name="P27">please see task2-1.md</text:p>
                </text:list-item>
                <text:list-item>
                  <text:p text:style-name="P28"><text:span text:style-name="T4">the output will be a bash script, </text:span><text:span text:style-name="Strong_20_Emphasis"><text:span text:style-name="T3">mvn-build.sh</text:span></text:span></text:p>
                </text:list-item>
              </text:list>
            </text:list-item>
            <text:list-item>
              <text:p text:style-name="P28"><text:span text:style-name="T4">Sub-task 2.2: </text:span><text:span text:style-name="Strong_20_Emphasis"><text:span text:style-name="T3">MSbuild based build</text:span></text:span></text:p>
              <text:list>
                <text:list-item>
                  <text:p text:style-name="P27">desc: we will perform step by step a MSbuild build (for .NET applications)</text:p>
                </text:list-item>
                <text:list-item>
                  <text:p text:style-name="P27">please see task2-2.md</text:p>
                </text:list-item>
                <text:list-item>
                  <text:p text:style-name="P28"><text:span text:style-name="T4">the output will be a bash script, </text:span><text:span text:style-name="Strong_20_Emphasis"><text:span text:style-name="T3">msbuild-build.bat</text:span></text:span></text:p>
                </text:list-item>
              </text:list>
            </text:list-item>
            <text:list-item>
              <text:p text:style-name="P28"><text:span text:style-name="T4">Sub-task 2.3: </text:span><text:span text:style-name="Strong_20_Emphasis"><text:span text:style-name="T3">NPM based build</text:span></text:span></text:p>
              <text:list>
                <text:list-item>
                  <text:p text:style-name="P27">desc: we will perform step by step a node build (for node.js applications)</text:p>
                </text:list-item>
                <text:list-item>
                  <text:p text:style-name="P27">please see task2-5.md</text:p>
                </text:list-item>
                <text:list-item>
                  <text:p text:style-name="P28"><text:span text:style-name="T4">the output will be a bash script, </text:span><text:span text:style-name="Strong_20_Emphasis"><text:span text:style-name="T3">npm-build.sh</text:span></text:span></text:p>
                </text:list-item>
              </text:list>
            </text:list-item>
            <text:list-item>
              <text:p text:style-name="P28"><text:span text:style-name="T4">Sub-task 2.4: </text:span><text:span text:style-name="Strong_20_Emphasis"><text:span text:style-name="T3">GO based build</text:span></text:span></text:p>
              <text:list>
                <text:list-item>
                  <text:p text:style-name="P27">desc: we will perform step by step a node build (for node.js applications)</text:p>
                </text:list-item>
                <text:list-item>
                  <text:p text:style-name="P27">please see task2-4.md</text:p>
                </text:list-item>
                <text:list-item>
                  <text:p text:style-name="P28"><text:span text:style-name="T4">the output will be a bash script, </text:span><text:span text:style-name="Strong_20_Emphasis"><text:span text:style-name="T3">golang-build.sh</text:span></text:span></text:p>
                </text:list-item>
              </text:list>
            </text:list-item>
            <text:list-item>
              <text:p text:style-name="P28"><text:span text:style-name="T4">Sub-task 2.5: </text:span><text:span text:style-name="Strong_20_Emphasis"><text:span text:style-name="T3">make based build</text:span></text:span></text:p>
              <text:list>
                <text:list-item>
                  <text:p text:style-name="P27">desc: we will get familer with the make\makefile build framework</text:p>
                </text:list-item>
                <text:list-item>
                  <text:p text:style-name="P27">please see task2-5.md</text:p>
                </text:list-item>
                <text:list-item>
                  <text:p text:style-name="P28"><text:span text:style-name="T4">the output will be a bash script, </text:span><text:span text:style-name="Strong_20_Emphasis"><text:span text:style-name="T3">Makefile</text:span></text:span></text:p>
                </text:list-item>
              </text:list>
            </text:list-item>
          </text:list>
        </text:list-item>
        <text:list-item>
          <text:p text:style-name="P26"><text:span text:style-name="Strong_20_Emphasis"><text:span text:style-name="T3">Task #3: designing the DevOps infrastructure</text:span></text:span></text:p>
          <text:list>
            <text:list-item>
              <text:p text:style-name="P27">desc: we will perform step by step a MSbuild build (for .NET applications)</text:p>
            </text:list-item>
            <text:list-item>
              <text:p text:style-name="P27">please see task3.md</text:p>
            </text:list-item>
            <text:list-item>
              <text:p text:style-name="P27">the output will be following files:</text:p>
            </text:list-item>
          </text:list>
        </text:list-item>
      </text:list>
      <text:p text:style-name="Text_20_body"><text:line-break/></text:p>
      <text:h text:style-name="P48" text:outline-level="1"/>
      <text:h text:style-name="P49" text:outline-level="1">EVALUATION BOARD</text:h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2">EVALUATION BOAR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TASK</text:p>
          </table:table-cell>
          <table:table-cell table:style-name="Table2.A2" office:value-type="string">
            <text:p text:style-name="P16">SUBTASK</text:p>
          </table:table-cell>
          <table:table-cell table:style-name="Table2.A2" office:value-type="string">
            <text:p text:style-name="P16">SUBJECT COVERS</text:p>
          </table:table-cell>
          <table:table-cell table:style-name="Table2.A2" office:value-type="string">
            <text:p text:style-name="P16">POSSIBLE SCORE </text:p>
          </table:table-cell>
          <table:table-cell table:style-name="Table2.E2" office:value-type="string">
            <text:p text:style-name="P16">ACTUAL SCORE </text:p>
          </table:table-cell>
        </table:table-row>
        <table:table-row>
          <table:table-cell table:style-name="Table2.A2" table:number-columns-spanned="2" office:value-type="string">
            <text:p text:style-name="P9">TASK 1: <text:span text:style-name="T8">git practice</text:span></text:p>
          </table:table-cell>
          <table:covered-table-cell/>
          <table:table-cell table:style-name="Table2.E2" table:number-columns-spanned="3" office:value-type="string">
            <text:p text:style-name="P10">Not scored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columns-spanned="2" office:value-type="string">
            <text:p text:style-name="P9">TASK 2: <text:span text:style-name="T8">CI 102 – build frameworks</text:span>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<text:span text:style-name="T12">45</text:span>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5" office:value-type="string">
            <text:p text:style-name="Table_20_Contents"/>
          </table:table-cell>
          <table:table-cell table:style-name="Table2.A2" office:value-type="string">
            <text:p text:style-name="P29">2.1: <text:span text:style-name="T9">maven build</text:span></text:p>
          </table:table-cell>
          <table:table-cell table:style-name="Table2.A2" office:value-type="string">
            <text:p text:style-name="P37">maven</text:p>
          </table:table-cell>
          <table:table-cell table:style-name="Table2.A2" office:value-type="string">
            <text:p text:style-name="P41"><text:span text:style-name="T13">7</text:span>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29">2.2: <text:span text:style-name="T9">Msbuild build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13">7</text:span>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29">2.3: <text:s/><text:span text:style-name="T9">NPM build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13">7</text:span>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29">2.4: <text:s/><text:span text:style-name="T9">GO build</text:span>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><text:span text:style-name="T13">7</text:span>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29">2.5: <text:s/><text:span text:style-name="T10">makefile build</text:span></text:p>
          </table:table-cell>
          <table:table-cell table:style-name="Table2.A2" office:value-type="string">
            <text:p text:style-name="P38">Bash scripts, </text:p>
          </table:table-cell>
          <table:table-cell table:style-name="Table2.A2" office:value-type="string">
            <text:p text:style-name="P41"><text:span text:style-name="T13">7</text:span>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1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0">Proper shell\bash script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5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0">Using proper scripts variabl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3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0">Using proper function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2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columns-spanned="2" office:value-type="string">
            <text:p text:style-name="P11">TASK 3: <text:span text:style-name="T8">DevOps Infra</text:span>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6">45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4" office:value-type="string">
            <text:p text:style-name="Table_20_Contents"/>
          </table:table-cell>
          <table:table-cell table:style-name="Table2.A2" office:value-type="string">
            <text:p text:style-name="P32">3.1: planning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9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31">3.2: vagrant system <text:span text:style-name="T11">design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9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31">3.3 user data script writing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9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31">3.4 files are exist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9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columns-spanned="3" office:value-type="string">
            <text:p text:style-name="P12">Other stuff:</text:p>
          </table:table-cell>
          <table:covered-table-cell/>
          <table:covered-table-cell/>
          <table:table-cell table:style-name="Table2.A2" office:value-type="string">
            <text:p text:style-name="P14">10 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3">Proper delivery (using template, proper readme.md files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2">5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3">Delivery on ti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2">5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columns-spanned="3" office:value-type="string">
            <text:p text:style-name="P35">TOTAL:</text:p>
          </table:table-cell>
          <table:covered-table-cell/>
          <table:covered-table-cell/>
          <table:table-cell table:style-name="Table2.A2" office:value-type="string">
            <text:p text:style-name="P15">100%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A2" office:value-type="string">
            <text:p text:style-name="P15">100%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22"/>
      <text:p text:style-name="P22"/>
      <text:p text:style-name="P22"><text:soft-page-break/></text:p>
      <text:p text:style-name="P22"/>
      <text:h text:style-name="P47" text:outline-level="1">FILE LIST CHECKLIST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span text:style-name="Source_20_Text"><text:span text:style-name="T6">├── </text:span></text:span><text:span text:style-name="Source_20_Text"><text:span text:style-name="T5">hw-02-stracture</text:span></text:span></text:p>
            <text:p text:style-name="P20"><text:span text:style-name="Source_20_Text"><text:span text:style-name="T6">│   ├── </text:span></text:span><text:span text:style-name="Source_20_Text"><text:span text:style-name="T5">task01 <text:s text:c="17"/>**(leave empty)**</text:span></text:span></text:p>
            <text:p text:style-name="P20"><text:span text:style-name="Source_20_Text"><text:span text:style-name="T6">│   ├── </text:span></text:span><text:span text:style-name="Source_20_Text"><text:span text:style-name="T5">task02 <text:s text:c="17"/></text:span></text:span></text:p>
            <text:p text:style-name="P20"><text:span text:style-name="Source_20_Text"><text:span text:style-name="T6">│   │   ├── </text:span></text:span><text:span text:style-name="Source_20_Text"><text:span text:style-name="T5">Makefile <text:s text:c="11"/>**(Sub-task 2.5 result)**</text:span></text:span></text:p>
            <text:p text:style-name="P20"><text:span text:style-name="Source_20_Text"><text:span text:style-name="T6">│   │   ├── </text:span></text:span><text:span text:style-name="Source_20_Text"><text:span text:style-name="T5">golang-build.sh <text:s text:c="4"/>**(Sub-task 2.4 result)**</text:span></text:span></text:p>
            <text:p text:style-name="P20"><text:span text:style-name="Source_20_Text"><text:span text:style-name="T6">│   │   ├── </text:span></text:span><text:span text:style-name="Source_20_Text"><text:span text:style-name="T5">msbuild-build.bat <text:s text:c="2"/>**(Sub-task 2.2 result)**</text:span></text:span></text:p>
            <text:p text:style-name="P20"><text:span text:style-name="Source_20_Text"><text:span text:style-name="T6">│   │   ├── </text:span></text:span><text:span text:style-name="Source_20_Text"><text:span text:style-name="T5">mvn-build.sh <text:s text:c="7"/>**(Sub-task 2.1 result)**</text:span></text:span></text:p>
            <text:p text:style-name="P20"><text:span text:style-name="Source_20_Text"><text:span text:style-name="T6">│   │   └── </text:span></text:span><text:span text:style-name="Source_20_Text"><text:span text:style-name="T5">npm-build.sh <text:s text:c="7"/>**(Sub-task 2.3 result)**</text:span></text:span></text:p>
            <text:p text:style-name="P20"><text:span text:style-name="Source_20_Text"><text:span text:style-name="T6">│   └── </text:span></text:span><text:span text:style-name="Source_20_Text"><text:span text:style-name="T5">task03 <text:s text:c="17"/>**(task #3)**</text:span></text:span></text:p>
            <text:p text:style-name="P20"><text:span text:style-name="Source_20_Text"><text:span text:style-name="T6">│   <text:s text:c="4"/>├── </text:span></text:span><text:span text:style-name="Source_20_Text"><text:span text:style-name="T5">config</text:span></text:span></text:p>
            <text:p text:style-name="P20"><text:span text:style-name="Source_20_Text"><text:span text:style-name="T6">│   <text:s text:c="4"/>│   └── </text:span></text:span><text:span text:style-name="Source_20_Text"><text:span text:style-name="T5">hosts <text:s text:c="10"/>**(hosts config file)**</text:span></text:span></text:p>
            <text:p text:style-name="P20"><text:span text:style-name="Source_20_Text"><text:span text:style-name="T6">│   <text:s text:c="4"/>├── </text:span></text:span><text:span text:style-name="Source_20_Text"><text:span text:style-name="T5">documantaion</text:span></text:span></text:p>
            <text:p text:style-name="P20"><text:span text:style-name="Source_20_Text"><text:span text:style-name="T6">│   <text:s text:c="4"/>│   ├── </text:span></text:span><text:span text:style-name="Source_20_Text"><text:span text:style-name="T5">diagram.png <text:s text:c="4"/>**(digram image, generated by draw.io)**</text:span></text:span></text:p>
            <text:p text:style-name="P20"><text:span text:style-name="Source_20_Text"><text:span text:style-name="T6">│   <text:s text:c="4"/>│   └── </text:span></text:span><text:span text:style-name="Source_20_Text"><text:span text:style-name="T5">diagram.xml <text:s text:c="4"/>**(diagram xml file, result from draw.io)**</text:span></text:span></text:p>
            <text:p text:style-name="P20"><text:span text:style-name="Source_20_Text"><text:span text:style-name="T6">│   <text:s text:c="4"/>├── </text:span></text:span><text:span text:style-name="Source_20_Text"><text:span text:style-name="T5">machines-user-data</text:span></text:span></text:p>
            <text:p text:style-name="P20"><text:span text:style-name="Source_20_Text"><text:span text:style-name="T6">│   <text:s text:c="4"/>│   ├── </text:span></text:span><text:span text:style-name="Source_20_Text"><text:span text:style-name="T5">artifactory.sh <text:s/>**(user data of the artifact server)**</text:span></text:span></text:p>
            <text:p text:style-name="P20"><text:span text:style-name="Source_20_Text"><text:span text:style-name="T6">│   <text:s text:c="4"/>│   ├── </text:span></text:span><text:span text:style-name="Source_20_Text"><text:span text:style-name="T5">buildnode.sh <text:s text:c="3"/>**(user data of the build node)**</text:span></text:span></text:p>
            <text:p text:style-name="P20"><text:span text:style-name="Source_20_Text"><text:span text:style-name="T6">│   <text:s text:c="4"/>│   ├── </text:span></text:span><text:span text:style-name="Source_20_Text"><text:span text:style-name="T5">common.sh <text:s text:c="6"/>**(common user data)**</text:span></text:span></text:p>
            <text:p text:style-name="P20"><text:span text:style-name="Source_20_Text"><text:span text:style-name="T6">│   <text:s text:c="4"/>│   └── </text:span></text:span><text:span text:style-name="Source_20_Text"><text:span text:style-name="T5">gitserver.sh <text:s text:c="3"/>**(user data of the artifact server)**</text:span></text:span></text:p>
            <text:p text:style-name="P20"><text:span text:style-name="Source_20_Text"><text:span text:style-name="T6">│   <text:s text:c="4"/>├── </text:span></text:span><text:span text:style-name="Source_20_Text"><text:span text:style-name="T5">readme.md <text:s text:c="10"/>**(readme file, describes the solutions and instactions)**</text:span></text:span></text:p>
            <text:p text:style-name="P20"><text:span text:style-name="Source_20_Text"><text:span text:style-name="T6">│   <text:s text:c="4"/>└── </text:span></text:span><text:span text:style-name="Source_20_Text"><text:span text:style-name="T5">vagrantfile <text:s text:c="8"/>**(the vagrant file)**</text:span></text:span></text:p>
            <text:p text:style-name="Table_20_Contents"/>
          </table:table-cell>
        </table:table-row>
      </table:table>
      <text:p text:style-name="P18"/>
      <text:p text:style-name="P18"/>
      <text:p text:style-name="P19">TASKS:</text:p>
      <text:p text:style-name="P19"/>
      <text:p text:style-name="P22"/>
      <text:p text:style-name="P22"><text:soft-page-break/></text:p>
      <text:p text:style-name="P22"/>
      <text:p text:style-name="P22"/>
      <text:p text:style-name="P22"/>
      <text:h text:style-name="P23" text:outline-level="2">HOMEWORK FILES:</text:h>
      <text:p text:style-name="P25"/>
      <text:h text:style-name="Heading_20_3" text:outline-level="3">TASK 1:</text:h>
      <text:p text:style-name="P24"/>
      <text:h text:style-name="Heading_20_3" text:outline-level="3">TASK 2:</text:h>
      <text:p text:style-name="P24"/>
      <text:h text:style-name="Heading_20_4" text:outline-level="4">Subtask1: 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4">SCRIPT FILENAME: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SCORE</text:p>
          </table:table-cell>
          <table:table-cell table:style-name="Table4.D1" office:value-type="string">
            <text:p text:style-name="P43"/>
          </table:table-cell>
        </table:table-row>
        <table:table-row table:style-name="Table4.2">
          <table:table-cell table:style-name="Table4.A2" table:number-columns-spanned="4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  <table:covered-table-cell/>
          <table:covered-table-cell/>
          <table:covered-table-cell/>
        </table:table-row>
      </table:table>
      <text:p text:style-name="P51"/>
      <text:h text:style-name="P54" text:outline-level="4">Sub-task <text:span text:style-name="T14">2</text:span>: 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4">SCRIPT FILENAME: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SCORE</text:p>
          </table:table-cell>
          <table:table-cell table:style-name="Table5.D1" office:value-type="string">
            <text:p text:style-name="P43"/>
          </table:table-cell>
        </table:table-row>
        <table:table-row table:style-name="Table5.2">
          <table:table-cell table:style-name="Table5.A2" table:number-columns-spanned="4" office:value-type="string">
            <text:p text:style-name="P46"/>
            <text:p text:style-name="P46"/>
            <text:p text:style-name="P46"/>
            <text:p text:style-name="P46"><text:soft-page-break/>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</table:table-cell>
          <table:covered-table-cell/>
          <table:covered-table-cell/>
          <table:covered-table-cell/>
        </table:table-row>
      </table:table>
      <text:p text:style-name="P53"/>
      <text:h text:style-name="P54" text:outline-level="4">Sub-task <text:span text:style-name="T14">3</text:span>: 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4">SCRIPT FILENAME:</text:p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43">SCORE</text:p>
          </table:table-cell>
          <table:table-cell table:style-name="Table6.D1" office:value-type="string">
            <text:p text:style-name="P43"/>
          </table:table-cell>
        </table:table-row>
        <table:table-row table:style-name="Table6.2">
          <table:table-cell table:style-name="Table6.A2" table:number-columns-spanned="4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</table:table-cell>
          <table:covered-table-cell/>
          <table:covered-table-cell/>
          <table:covered-table-cell/>
        </table:table-row>
      </table:table>
      <text:p text:style-name="P53"/>
      <text:h text:style-name="P54" text:outline-level="4">Sub-task <text:span text:style-name="T14">4</text:span>: 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4">SCRIPT FILENAME:</text:p>
          </table:table-cell>
          <table:table-cell table:style-name="Table7.A1" office:value-type="string">
            <text:p text:style-name="P43"/>
          </table:table-cell>
          <table:table-cell table:style-name="Table7.A1" office:value-type="string">
            <text:p text:style-name="P43">SCORE</text:p>
          </table:table-cell>
          <table:table-cell table:style-name="Table7.D1" office:value-type="string">
            <text:p text:style-name="P43"/>
          </table:table-cell>
        </table:table-row>
        <table:table-row table:style-name="Table7.2">
          <table:table-cell table:style-name="Table7.A2" table:number-columns-spanned="4" office:value-type="string">
            <text:p text:style-name="P46"/>
            <text:p text:style-name="P46"><text:soft-page-break/>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</table:table-cell>
          <table:covered-table-cell/>
          <table:covered-table-cell/>
          <table:covered-table-cell/>
        </table:table-row>
      </table:table>
      <text:p text:style-name="P53"/>
      <text:h text:style-name="P54" text:outline-level="4">Sub-task <text:span text:style-name="T14">5</text:span>: 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4">SCRIPT FILENAME:</text:p>
          </table:table-cell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43">SCORE</text:p>
          </table:table-cell>
          <table:table-cell table:style-name="Table8.D1" office:value-type="string">
            <text:p text:style-name="P43"/>
          </table:table-cell>
        </table:table-row>
        <table:table-row table:style-name="Table8.2">
          <table:table-cell table:style-name="Table8.A2" table:number-columns-spanned="4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</table:table-cell>
          <table:covered-table-cell/>
          <table:covered-table-cell/>
          <table:covered-table-cell/>
        </table:table-row>
      </table:table>
      <text:p text:style-name="P53"/>
      <text:p text:style-name="P52"/>
      <text:p text:style-name="Quotations">subtask<text:span text:style-name="T14">2</text:span>:</text:p>
      <text:h text:style-name="Heading_20_3" text:outline-level="3"><text:soft-page-break/>TASK 3: 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" svg:font-family="Helvetica, Arial, freesans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8778in" fo:margin-left="-0.641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8292in"/>
    </style:style>
    <style:style style:name="Table3.C" style:family="table-column">
      <style:table-column-properties style:column-width="0.6583in"/>
    </style:style>
    <style:style style:name="Table3.D" style:family="table-column">
      <style:table-column-properties style:column-width="0.6708in"/>
    </style:style>
    <style:style style:name="Table3.F" style:family="table-column">
      <style:table-column-properties style:column-width="1.3417in"/>
    </style:style>
    <style:style style:name="Table3.G" style:family="table-column">
      <style:table-column-properties style:column-width="1.2069in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officeooo:rsid="0007386f" officeooo:paragraph-rsid="0007386f"/>
    </style:style>
    <style:style style:name="MP3" style:family="paragraph" style:parent-style-name="Table_20_Contents">
      <style:paragraph-properties fo:text-align="center" style:justify-single-word="false"/>
      <style:text-properties fo:font-style="italic" fo:font-weight="bold" officeooo:rsid="0007386f" officeooo:paragraph-rsid="0007386f" style:font-style-asian="italic" style:font-weight-asian="bold" style:font-style-complex="italic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6" style:family="paragraph" style:parent-style-name="Table_20_Contents">
      <style:text-properties officeooo:rsid="0007386f" officeooo:paragraph-rsid="0007386f"/>
    </style:style>
    <style:style style:name="MP7" style:family="paragraph" style:parent-style-name="Table_20_Contents">
      <style:text-properties fo:font-weight="bold" officeooo:rsid="0007386f" officeooo:paragraph-rsid="0007386f" style:font-weight-asian="bold" style:font-weight-complex="bold"/>
    </style:style>
    <style:style style:name="MP8" style:family="paragraph" style:parent-style-name="Header">
      <style:text-properties officeooo:rsid="0007386f" officeooo:paragraph-rsid="0007386f"/>
    </style:style>
    <style:style style:name="MP9" style:family="paragraph" style:parent-style-name="Footer" style:master-page-name="">
      <loext:graphic-properties draw:fill="none"/>
      <style:paragraph-properties fo:margin-left="-0.5618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officeooo:rsid="0007cfa5" officeooo:paragraph-rsid="0007cfa5"/>
    </style:style>
    <style:style style:name="MT1" style:family="text">
      <style:text-properties officeooo:rsid="0007386f"/>
    </style:style>
    <style:style style:name="MT2" style:family="text">
      <style:text-properties style:text-position="super 58%"/>
    </style:style>
    <style:page-layout style:name="Mpm1">
      <style:page-layout-properties fo:page-width="8.2701in" fo:page-height="11.6902in" style:num-format="1" style:print-orientation="portrait" fo:margin-top="0.6in" fo:margin-bottom="0.6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true" draw:fill="none" draw:fill-color="#729fcf"/>
      </style:header-style>
      <style:footer-style>
        <style:header-footer-properties fo:min-height="0.2201in" fo:margin-left="0in" fo:margin-right="0in" fo:margin-top="0.1402in" fo:border-top="none" fo:border-bottom="none" fo:border-left="0.06pt solid #000000" fo:border-right="none" fo:padding="0.0201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 table:number-columns-repeated="2"/>
          <table:table-column table:style-name="Table3.F"/>
          <table:table-column table:style-name="Table3.G"/>
          <table:table-row>
            <table:table-cell table:style-name="Table3.A1" table:number-columns-spanned="7" office:value-type="string">
              <text:p text:style-name="MP1"><text:span text:style-name="MT1">J</text:span>ohnBryce <text:span text:style-name="MT1">HW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MP2">INSTRACTOR</text:p>
            </table:table-cell>
            <table:table-cell table:style-name="Table3.A2" table:number-columns-spanned="2" office:value-type="string">
              <text:p text:style-name="MP3">MR. MAXIC DANIEL</text:p>
            </table:table-cell>
            <table:covered-table-cell/>
            <table:table-cell table:style-name="Table3.A2" table:number-columns-spanned="2" office:value-type="string">
              <text:p text:style-name="MP2">COURSE NAME</text:p>
            </table:table-cell>
            <table:covered-table-cell/>
            <table:table-cell table:style-name="Table3.F2" table:number-columns-spanned="2" office:value-type="string">
              <text:p text:style-name="MP3">DevOps Engineering</text:p>
            </table:table-cell>
            <table:covered-table-cell/>
          </table:table-row>
          <table:table-row>
            <table:table-cell table:style-name="Table3.A2" office:value-type="string">
              <text:p text:style-name="MP2">STUDENT NAME</text:p>
            </table:table-cell>
            <table:table-cell table:style-name="Table3.A2" table:number-columns-spanned="2" office:value-type="string">
              <text:p text:style-name="MP4"/>
            </table:table-cell>
            <table:covered-table-cell/>
            <table:table-cell table:style-name="Table3.A2" table:number-columns-spanned="2" office:value-type="string">
              <text:p text:style-name="MP2">COURSE ID</text:p>
            </table:table-cell>
            <table:covered-table-cell/>
            <table:table-cell table:style-name="Table3.F2" table:number-columns-spanned="2" office:value-type="string">
              <text:p text:style-name="MP5">35640/<text:span text:style-name="MT1">13</text:span></text:p>
            </table:table-cell>
            <table:covered-table-cell/>
          </table:table-row>
          <table:table-row>
            <table:table-cell table:style-name="Table3.A2" office:value-type="string">
              <text:p text:style-name="MP2">STUDENT ID</text:p>
            </table:table-cell>
            <table:table-cell table:style-name="Table3.A2" office:value-type="string">
              <text:p text:style-name="MP4"/>
            </table:table-cell>
            <table:table-cell table:style-name="Table3.A2" table:number-columns-spanned="2" office:value-type="string">
              <text:p text:style-name="MP6">HOME WORK #</text:p>
            </table:table-cell>
            <table:covered-table-cell/>
            <table:table-cell table:style-name="Table3.A2" office:value-type="string">
              <text:p text:style-name="MP3">2</text:p>
            </table:table-cell>
            <table:table-cell table:style-name="Table3.A2" office:value-type="string">
              <text:p text:style-name="MP6">Delivery Date</text:p>
            </table:table-cell>
            <table:table-cell table:style-name="Table3.F2" office:value-type="string">
              <text:p text:style-name="MP7">Sun 24<text:span text:style-name="MT2">th</text:span>, Mar</text:p>
            </table:table-cell>
          </table:table-row>
        </table:table>
        <text:p text:style-name="MP8"/>
      </style:header>
      <style:footer>
        <text:p text:style-name="MP9">PAGE 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0:28:28.613822354</meta:creation-date>
    <dc:date>2019-03-22T01:17:39.009379312</dc:date>
    <meta:editing-duration>PT38M11S</meta:editing-duration>
    <meta:editing-cycles>23</meta:editing-cycles>
    <meta:generator>LibreOffice/6.2.1.2$MacOSX_X86_64 LibreOffice_project/7bcb35dc3024a62dea0caee87020152d1ee96e71</meta:generator>
    <meta:document-statistic meta:table-count="8" meta:image-count="0" meta:object-count="0" meta:page-count="7" meta:paragraph-count="134" meta:word-count="520" meta:character-count="3211" meta:non-whitespace-character-count="2590"/>
  </office:meta>
</office:document-meta>
</file>